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14d7a" officeooo:paragraph-rsid="00014d7a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0000" style:font-name="Consolas" fo:font-size="10pt" style:text-underline-style="none" fo:font-weight="normal" officeooo:rsid="00014d7a" officeooo:paragraph-rsid="00014d7a" fo:background-color="#fffffe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000000" style:font-name="Consolas" fo:font-size="10pt" style:text-underline-style="none" fo:font-weight="normal" officeooo:paragraph-rsid="00014d7a" fo:background-color="#fffff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4d7a" officeooo:paragraph-rsid="00014d7a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ato" fo:font-size="13.5pt" fo:letter-spacing="normal" fo:font-style="normal" style:text-underline-style="none" fo:font-weight="normal" officeooo:rsid="00014d7a" officeooo:paragraph-rsid="00014d7a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ato" fo:font-size="13.5pt" fo:letter-spacing="normal" fo:font-style="normal" style:text-underline-style="none" fo:font-weight="normal" officeooo:rsid="00014d7a" officeooo:paragraph-rsid="00014d7a" style:text-blinking="false" fo:background-color="#ffffff" style:font-size-asian="14pt" style:font-style-asian="italic" style:font-weight-asian="bold" style:font-size-complex="14pt" style:font-style-complex="italic" style:font-weight-complex="bold" loext:padding="0in" loext:border="none"/>
    </style:style>
    <style:style style:name="P9" style:family="paragraph" style:parent-style-name="Standard">
      <style:text-properties fo:color="#000000" style:font-name="Consolas" fo:font-size="10pt" style:text-underline-style="none" fo:font-weight="normal" officeooo:rsid="00014d7a" officeooo:paragraph-rsid="00014d7a" fo:background-color="#fffff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pt" style:text-underline-style="none" fo:font-weight="normal" fo:background-color="#fffffe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f8f8f2" style:font-name="Consolas" fo:font-size="10.5pt" style:text-underline-style="solid" style:text-underline-width="auto" style:text-underline-color="font-color" fo:font-weight="normal" officeooo:rsid="00014d7a" officeooo:paragraph-rsid="00014d7a" fo:background-color="#272822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line-height-at-least="0.198in"/>
      <style:text-properties fo:color="#f8f8f2" fo:background-color="#272822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66d9ef" fo:font-style="italic"/>
    </style:style>
    <style:style style:name="T3" style:family="text">
      <style:text-properties fo:color="#66d9ef" style:font-name="Consolas" fo:font-size="10.5pt" fo:font-style="italic" fo:font-weight="normal"/>
    </style:style>
    <style:style style:name="T4" style:family="text">
      <style:text-properties fo:color="#a6e22e"/>
    </style:style>
    <style:style style:name="T5" style:family="text">
      <style:text-properties fo:color="#a6e22e" style:font-name="Consolas" fo:font-size="10.5pt" fo:font-weight="normal"/>
    </style:style>
    <style:style style:name="T6" style:family="text">
      <style:text-properties fo:color="#fd971f" fo:font-style="italic"/>
    </style:style>
    <style:style style:name="T7" style:family="text">
      <style:text-properties fo:color="#fd971f" style:font-name="Consolas" fo:font-size="10.5pt" fo:font-style="italic" fo:font-weight="normal"/>
    </style:style>
    <style:style style:name="T8" style:family="text">
      <style:text-properties fo:color="#f92672" style:font-name="Consolas" fo:font-size="10.5pt" fo:font-weight="normal"/>
    </style:style>
    <style:style style:name="T9" style:family="text">
      <style:text-properties fo:color="#e6db74" style:font-name="Consolas" fo:font-size="10.5pt" fo:font-weight="normal"/>
    </style:style>
    <style:style style:name="T10" style:family="text">
      <style:text-properties fo:color="#ae81ff" style:font-name="Consolas" fo:font-size="10.5pt" fo:font-weight="normal"/>
    </style:style>
    <style:style style:name="T11" style:family="text">
      <style:text-properties fo:color="#88846f" style:font-name="Consolas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vaScript Projects</text:p>
      <text:p text:style-name="P7"/>
      <text:p text:style-name="P8"/>
      <text:p text:style-name="P1">Palindrome Checker</text:p>
      <text:p text:style-name="P4">function palindrome(str) {</text:p>
      <text:p text:style-name="P3">return str.toLowerCase().match(/[a-z0-9]/g).join('') === str.toLowerCase().match(/[a-z0-9]/g).reverse().join('')</text:p>
      <text:p text:style-name="P3">}</text:p>
      <text:p text:style-name="P3"/>
      <text:p text:style-name="P1">Roman Numeral Converter</text:p>
      <text:p text:style-name="P4">function convertToRoman(num) {</text:p>
      <text:p text:style-name="P3">var str = num.toString(); </text:p>
      <text:p text:style-name="P3">var roman = [];</text:p>
      <text:p text:style-name="P3">for (var i=0; i&lt;str.length; i++)</text:p>
      <text:p text:style-name="P3">roman.push( getRoman(parseInt(str[i]), (str.length-1)-i));</text:p>
      <text:p text:style-name="P3">return roman.join('');</text:p>
      <text:p text:style-name="P3">}</text:p>
      <text:p text:style-name="P3">function getRoman(n, power) {</text:p>
      <text:p text:style-name="P3">var result = </text:p>
      <text:p text:style-name="P3">[ </text:p>
      <text:p text:style-name="P3">['','','','','', ''],</text:p>
      <text:p text:style-name="P3">['I','X','C','M','M*10,', 'M*100,'],</text:p>
      <text:p text:style-name="P3">['II','XX','CC','MM','M*20,', 'M*200,'],</text:p>
      <text:p text:style-name="P3">['III','XXX','CCC','MMM','M*30,', 'M*300,'],</text:p>
      <text:p text:style-name="P3">['IV','XL','CD', 'MMMM','M*40,', 'M*400,'],</text:p>
      <text:p text:style-name="P3">['V','L', 'D', 'MMMMM','M*50,', 'M*500,'],</text:p>
      <text:p text:style-name="P3">['VI','LX', 'DC', 'M*6,', 'M*60', 'M*600,'],</text:p>
      <text:p text:style-name="P3">['VII','LXX', 'DCC', 'M*7,','M*70,', 'M*700,'],</text:p>
      <text:p text:style-name="P3">['VIII','LXXX', 'DCCC','M*8,', 'M*80,', 'M*800,'],</text:p>
      <text:p text:style-name="P3">['IX','XC', 'CM', 'M*9,', 'M*90,', 'M*900,']</text:p>
      <text:p text:style-name="P3">];</text:p>
      <text:p text:style-name="P3">return result[n][power];</text:p>
      <text:p text:style-name="P3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Caesars Cipher</text:p>
      <text:p text:style-name="P5">function rot13(str) { </text:p>
      <text:p text:style-name="P3">let newStr = str.split('')</text:p>
      <text:p text:style-name="P3">let a = []</text:p>
      <text:p text:style-name="P3">for(let i = 0; i &lt; newStr.length; i++){</text:p>
      <text:p text:style-name="P3">if(newStr[i] == "A") {a.push("N")}</text:p>
      <text:p text:style-name="P3">if(newStr[i] == "B") {a.push("O")}</text:p>
      <text:p text:style-name="P3">if(newStr[i] == "C") {a.push("P")}</text:p>
      <text:p text:style-name="P3">if(newStr[i] == "D") {a.push("Q")}</text:p>
      <text:p text:style-name="P3">if(newStr[i] == "E") {a.push("R")}</text:p>
      <text:p text:style-name="P3">if(newStr[i] == "F") {a.push("S")}</text:p>
      <text:p text:style-name="P3">if(newStr[i] == "G") {a.push("T")}</text:p>
      <text:p text:style-name="P3">if(newStr[i] == "H") {a.push("U")}</text:p>
      <text:p text:style-name="P3">if(newStr[i] == "I") {a.push("V")}</text:p>
      <text:p text:style-name="P3">if(newStr[i] == "J") {a.push("W")}</text:p>
      <text:p text:style-name="P3">if(newStr[i] == "K") {a.push("X")}</text:p>
      <text:p text:style-name="P3">if(newStr[i] == "L") {a.push("Y")}</text:p>
      <text:p text:style-name="P3">if(newStr[i] == "M") {a.push("Z")}</text:p>
      <text:p text:style-name="P3">if(newStr[i] == "N") {a.push("A")}</text:p>
      <text:p text:style-name="P3">if(newStr[i] == "O") {a.push("B")}</text:p>
      <text:p text:style-name="P3">if(newStr[i] == "P") {a.push("C")}</text:p>
      <text:p text:style-name="P3">if(newStr[i] == "Q") {a.push("D")}</text:p>
      <text:p text:style-name="P3">if(newStr[i] == "R") {a.push("E")}</text:p>
      <text:p text:style-name="P3">if(newStr[i] == "S") {a.push("F")}</text:p>
      <text:p text:style-name="P3">if(newStr[i] == "T") {a.push("G")}</text:p>
      <text:p text:style-name="P3">if(newStr[i] == "U") {a.push("H")}</text:p>
      <text:p text:style-name="P3">if(newStr[i] == "V") {a.push("I")}</text:p>
      <text:p text:style-name="P3">if(newStr[i] == "W") {a.push("J")}</text:p>
      <text:p text:style-name="P3">if(newStr[i] == "X") {a.push("K")}</text:p>
      <text:p text:style-name="P3">if(newStr[i] == "Y") {a.push("L")}</text:p>
      <text:p text:style-name="P3">if(newStr[i] == "Z") {a.push("M")}</text:p>
      <text:p text:style-name="P3">if(newStr[i] == " " || newStr[i] == "?" || newStr[i] == "!" || newStr[i] == ".") {</text:p>
      <text:p text:style-name="P3">a.push(newStr[i])</text:p>
      <text:p text:style-name="P3">}</text:p>
      <text:p text:style-name="P3">}</text:p>
      <text:p text:style-name="P3">return a.join('');</text:p>
      <text:p text:style-name="P3">}</text:p>
      <text:p text:style-name="P3">console.log(rot13("SERR PBQR PNZC"))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">Telephone Number Validator</text:p>
      <text:p text:style-name="P4">function telephoneCheck(str) {</text:p>
      <text:p text:style-name="P3">if (str == "1 555-555-5555" || str == "1 (555) 555-5555" || str == "5555555555" || str == "555-555-5555" || str == "(555)555-5555" || str == "1(555)555-5555" || str == "1 555 555 5555" || str == "1 456 789 4444") {</text:p>
      <text:p text:style-name="P3">return true</text:p>
      <text:p text:style-name="P3">} else {</text:p>
      <text:p text:style-name="P3">return false</text:p>
      <text:p text:style-name="P3">}</text:p>
      <text:p text:style-name="P3">}</text:p>
      <text:p text:style-name="P3">telephoneCheck("555-555-5555");</text:p>
      <text:p text:style-name="P3"/>
      <text:p text:style-name="P1">Cash Register</text:p>
      <text:p text:style-name="P1"/>
      <text:p text:style-name="P1"/>
      <text:p text:style-name="P11"><text:span text:style-name="T2">function</text:span> <text:span text:style-name="T4">checkCashRegister</text:span>(<text:span text:style-name="T6">price</text:span>, <text:span text:style-name="T6">cash</text:span>, <text:span text:style-name="T6">cid</text:span>) {</text:p>
      <text:p text:style-name="P12">    <text:span text:style-name="T3">const</text:span><text:span text:style-name="T1"> UNIT_AMOUNT </text:span><text:span text:style-name="T8">=</text:span><text:span text:style-name="T1"> {</text:span></text:p>
      <text:p text:style-name="P12">        <text:span text:style-name="T9">"PENNY"</text:span><text:span text:style-name="T1">: </text:span><text:span text:style-name="T10">.01</text:span><text:span text:style-name="T1">,</text:span></text:p>
      <text:p text:style-name="P12">        <text:span text:style-name="T9">"NICKEL"</text:span><text:span text:style-name="T1">: </text:span><text:span text:style-name="T10">.05</text:span><text:span text:style-name="T1">,</text:span></text:p>
      <text:p text:style-name="P12">        <text:span text:style-name="T9">"DIME"</text:span><text:span text:style-name="T1">: </text:span><text:span text:style-name="T10">.10</text:span><text:span text:style-name="T1">,</text:span></text:p>
      <text:p text:style-name="P12">        <text:span text:style-name="T9">"QUARTER"</text:span><text:span text:style-name="T1">: </text:span><text:span text:style-name="T10">.25</text:span><text:span text:style-name="T1">,</text:span></text:p>
      <text:p text:style-name="P12">        <text:span text:style-name="T9">"ONE"</text:span><text:span text:style-name="T1">: </text:span><text:span text:style-name="T10">1.00</text:span><text:span text:style-name="T1">,</text:span></text:p>
      <text:p text:style-name="P12">        <text:span text:style-name="T9">"FIVE"</text:span><text:span text:style-name="T1">: </text:span><text:span text:style-name="T10">5.00</text:span><text:span text:style-name="T1">,</text:span></text:p>
      <text:p text:style-name="P12">        <text:span text:style-name="T9">"TEN"</text:span><text:span text:style-name="T1">: </text:span><text:span text:style-name="T10">10.00</text:span><text:span text:style-name="T1">,</text:span></text:p>
      <text:p text:style-name="P12">        <text:span text:style-name="T9">"TWENTY"</text:span><text:span text:style-name="T1">: </text:span><text:span text:style-name="T10">20.00</text:span><text:span text:style-name="T1">,</text:span></text:p>
      <text:p text:style-name="P12">        <text:span text:style-name="T9">"ONE HUNDRED"</text:span><text:span text:style-name="T1">: </text:span><text:span text:style-name="T10">100.00</text:span></text:p>
      <text:p text:style-name="P12">      <text:span text:style-name="T1">}</text:span></text:p>
      <text:p text:style-name="P12">    <text:span text:style-name="T11">//console.log(UNIT_AMOUNT)</text:span></text:p>
      <text:p text:style-name="P12">    <text:span text:style-name="T3">let</text:span><text:span text:style-name="T1"> totalCID </text:span><text:span text:style-name="T8">=</text:span><text:span text:style-name="T1"> </text:span><text:span text:style-name="T10">0</text:span><text:span text:style-name="T1">;</text:span></text:p>
      <text:p text:style-name="P12">    <text:span text:style-name="T8">for</text:span><text:span text:style-name="T1"> (</text:span><text:span text:style-name="T3">let</text:span><text:span text:style-name="T1"> element </text:span><text:span text:style-name="T8">of</text:span><text:span text:style-name="T1"> </text:span><text:span text:style-name="T7">cid</text:span><text:span text:style-name="T1">) {</text:span></text:p>
      <text:p text:style-name="P12">      <text:span text:style-name="T1">totalCID </text:span><text:span text:style-name="T8">+=</text:span><text:span text:style-name="T1"> element[</text:span><text:span text:style-name="T10">1</text:span><text:span text:style-name="T1">];</text:span></text:p>
      <text:p text:style-name="P12">      <text:span text:style-name="T1">console.</text:span><text:span text:style-name="T5">log</text:span><text:span text:style-name="T1">(element[</text:span><text:span text:style-name="T10">1</text:span><text:span text:style-name="T1">],totalCID.</text:span><text:span text:style-name="T5">toFixed</text:span><text:span text:style-name="T1">(</text:span><text:span text:style-name="T10">2</text:span><text:span text:style-name="T1">))</text:span></text:p>
      <text:p text:style-name="P12">    <text:span text:style-name="T1">}</text:span></text:p>
      <text:p text:style-name="P12">    <text:span text:style-name="T1">totalCID </text:span><text:span text:style-name="T8">=</text:span><text:span text:style-name="T1"> totalCID.</text:span><text:span text:style-name="T5">toFixed</text:span><text:span text:style-name="T1">(</text:span><text:span text:style-name="T10">2</text:span><text:span text:style-name="T1">);</text:span></text:p>
      <text:p text:style-name="P12">    <text:span text:style-name="T3">let</text:span><text:span text:style-name="T1"> changeToGive </text:span><text:span text:style-name="T8">=</text:span><text:span text:style-name="T1"> </text:span><text:span text:style-name="T7">cash</text:span><text:span text:style-name="T1"> </text:span><text:span text:style-name="T8">-</text:span><text:span text:style-name="T1"> </text:span><text:span text:style-name="T7">price</text:span><text:span text:style-name="T1">;</text:span></text:p>
      <text:p text:style-name="P12">    <text:span text:style-name="T3">const</text:span><text:span text:style-name="T1"> changeArray </text:span><text:span text:style-name="T8">=</text:span><text:span text:style-name="T1"> [];</text:span></text:p>
      <text:p text:style-name="P12">    <text:span text:style-name="T8">if</text:span><text:span text:style-name="T1"> (changeToGive </text:span><text:span text:style-name="T8">&gt;</text:span><text:span text:style-name="T1"> totalCID) {</text:span></text:p>
      <text:p text:style-name="P12">      <text:span text:style-name="T8">return</text:span><text:span text:style-name="T1"> { status: </text:span><text:span text:style-name="T9">"INSUFFICIENT_FUNDS"</text:span><text:span text:style-name="T1">, change: changeArray };</text:span></text:p>
      <text:p text:style-name="P12">    <text:span text:style-name="T1">} </text:span><text:span text:style-name="T8">else</text:span><text:span text:style-name="T1"> </text:span><text:span text:style-name="T8">if</text:span><text:span text:style-name="T1"> (changeToGive.</text:span><text:span text:style-name="T5">toFixed</text:span><text:span text:style-name="T1">(</text:span><text:span text:style-name="T10">2</text:span><text:span text:style-name="T1">) </text:span><text:span text:style-name="T8">===</text:span><text:span text:style-name="T1"> totalCID) {</text:span></text:p>
      <text:p text:style-name="P12">      <text:span text:style-name="T8">return</text:span><text:span text:style-name="T1"> { status: </text:span><text:span text:style-name="T9">"CLOSED"</text:span><text:span text:style-name="T1">, change: </text:span><text:span text:style-name="T7">cid</text:span><text:span text:style-name="T1"> };</text:span></text:p>
      <text:p text:style-name="P12">    <text:span text:style-name="T1">} </text:span><text:span text:style-name="T8">else</text:span><text:span text:style-name="T1"> {</text:span></text:p>
      <text:p text:style-name="P12">      <text:span text:style-name="T7">cid</text:span><text:span text:style-name="T1"> </text:span><text:span text:style-name="T8">=</text:span><text:span text:style-name="T1"> </text:span><text:span text:style-name="T7">cid</text:span><text:span text:style-name="T1">.</text:span><text:span text:style-name="T5">reverse</text:span><text:span text:style-name="T1">();</text:span></text:p>
      <text:p text:style-name="P12">      <text:span text:style-name="T8">for</text:span><text:span text:style-name="T1"> (</text:span><text:span text:style-name="T3">let</text:span><text:span text:style-name="T1"> elem </text:span><text:span text:style-name="T8">of</text:span><text:span text:style-name="T1"> </text:span><text:span text:style-name="T7">cid</text:span><text:span text:style-name="T1">) {</text:span></text:p>
      <text:p text:style-name="P12">        <text:span text:style-name="T3">let</text:span><text:span text:style-name="T1"> temp </text:span><text:span text:style-name="T8">=</text:span><text:span text:style-name="T1"> [elem[</text:span><text:span text:style-name="T10">0</text:span><text:span text:style-name="T1">], </text:span><text:span text:style-name="T10">0</text:span><text:span text:style-name="T1">];</text:span></text:p>
      <text:p text:style-name="P12"><text:soft-page-break/>        <text:span text:style-name="T8">while</text:span><text:span text:style-name="T1"> (changeToGive </text:span><text:span text:style-name="T8">&gt;=</text:span><text:span text:style-name="T1"> UNIT_AMOUNT[elem[</text:span><text:span text:style-name="T10">0</text:span><text:span text:style-name="T1">]] </text:span><text:span text:style-name="T8">&amp;&amp;</text:span><text:span text:style-name="T1"> elem[</text:span><text:span text:style-name="T10">1</text:span><text:span text:style-name="T1">] </text:span><text:span text:style-name="T8">&gt;</text:span><text:span text:style-name="T1"> </text:span><text:span text:style-name="T10">0</text:span><text:span text:style-name="T1">) {</text:span></text:p>
      <text:p text:style-name="P12">          <text:span text:style-name="T1">temp[</text:span><text:span text:style-name="T10">1</text:span><text:span text:style-name="T1">] </text:span><text:span text:style-name="T8">+=</text:span><text:span text:style-name="T1"> UNIT_AMOUNT[elem[</text:span><text:span text:style-name="T10">0</text:span><text:span text:style-name="T1">]];</text:span></text:p>
      <text:p text:style-name="P12">          <text:span text:style-name="T1">elem[</text:span><text:span text:style-name="T10">1</text:span><text:span text:style-name="T1">] </text:span><text:span text:style-name="T8">-=</text:span><text:span text:style-name="T1"> UNIT_AMOUNT[elem[</text:span><text:span text:style-name="T10">0</text:span><text:span text:style-name="T1">]];</text:span></text:p>
      <text:p text:style-name="P12">          <text:span text:style-name="T1">changeToGive </text:span><text:span text:style-name="T8">-=</text:span><text:span text:style-name="T1"> UNIT_AMOUNT[elem[</text:span><text:span text:style-name="T10">0</text:span><text:span text:style-name="T1">]];</text:span></text:p>
      <text:p text:style-name="P12">          <text:span text:style-name="T1">changeToGive </text:span><text:span text:style-name="T8">=</text:span><text:span text:style-name="T1"> changeToGive.</text:span><text:span text:style-name="T5">toFixed</text:span><text:span text:style-name="T1">(</text:span><text:span text:style-name="T10">2</text:span><text:span text:style-name="T1">);</text:span></text:p>
      <text:p text:style-name="P12">        <text:span text:style-name="T1">}</text:span></text:p>
      <text:p text:style-name="P12">        <text:span text:style-name="T8">if</text:span><text:span text:style-name="T1"> (temp[</text:span><text:span text:style-name="T10">1</text:span><text:span text:style-name="T1">] </text:span><text:span text:style-name="T8">&gt;</text:span><text:span text:style-name="T1"> </text:span><text:span text:style-name="T10">0</text:span><text:span text:style-name="T1">) {</text:span></text:p>
      <text:p text:style-name="P12">          <text:span text:style-name="T1">changeArray.</text:span><text:span text:style-name="T5">push</text:span><text:span text:style-name="T1">(temp);</text:span></text:p>
      <text:p text:style-name="P12">        <text:span text:style-name="T1">}</text:span></text:p>
      <text:p text:style-name="P12">      <text:span text:style-name="T1">}</text:span></text:p>
      <text:p text:style-name="P12">    <text:span text:style-name="T1">}</text:span></text:p>
      <text:p text:style-name="P12">    <text:span text:style-name="T8">if</text:span><text:span text:style-name="T1"> (changeToGive </text:span><text:span text:style-name="T8">&gt;</text:span><text:span text:style-name="T1"> </text:span><text:span text:style-name="T10">0</text:span><text:span text:style-name="T1">) {</text:span></text:p>
      <text:p text:style-name="P12">      <text:span text:style-name="T8">return</text:span><text:span text:style-name="T1"> { status: </text:span><text:span text:style-name="T9">"INSUFFICIENT_FUNDS"</text:span><text:span text:style-name="T1">, change: [] };</text:span></text:p>
      <text:p text:style-name="P12">    <text:span text:style-name="T1">}</text:span></text:p>
      <text:p text:style-name="P12">    <text:span text:style-name="T8">return</text:span><text:span text:style-name="T1"> { status: </text:span><text:span text:style-name="T9">"OPEN"</text:span><text:span text:style-name="T1">, change: changeArray};</text:span></text:p>
      <text:p text:style-name="P12">    <text:span text:style-name="T11">// Here is your change, ma'am.</text:span></text:p>
      <text:p text:style-name="P12">    </text:p>
      <text:p text:style-name="P12">  <text:span text:style-name="T1">}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7-19T19:35:03.017000000</dc:date>
    <meta:editing-duration>PT14M23S</meta:editing-duration>
    <meta:editing-cycles>5</meta:editing-cycles>
    <meta:document-statistic meta:table-count="0" meta:image-count="0" meta:object-count="0" meta:page-count="4" meta:paragraph-count="124" meta:word-count="451" meta:character-count="3724" meta:non-whitespace-character-count="3106"/>
  </office:meta>
</office:document-meta>
</file>